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pread and Rest Operators in JavaScript</text:h>
      <text:p text:style-name="Text_20_body">The spread (<text:span text:style-name="Source_20_Text">...</text:span>) and rest (<text:span text:style-name="Source_20_Text">...</text:span>) operators were introduced in ES6 and are used in various contexts to make working with arrays and objects more flexible and concise.</text:p>
      <text:p text:style-name="Text_20_body"/>
      <text:p text:style-name="Text_20_body">The spread and rest operators, both represented by three dots (<text:span text:style-name="Source_20_Text">...</text:span>), were introduced in ES6 to handle arrays and objects more efficiently and flexibly. </text:p>
      <text:list xml:id="list4851680730496435756" text:style-name="L1">
        <text:list-item>
          <text:p text:style-name="P1"><text:span text:style-name="Strong_20_Emphasis">Definition</text:span>:</text:p>
        </text:list-item>
      </text:list>
      <text:list xml:id="list47373204316173213" text:style-name="L2">
        <text:list-item>
          <text:p text:style-name="P3"><text:span text:style-name="Strong_20_Emphasis">Spread Operator</text:span>: The spread operator (<text:span text:style-name="Source_20_Text">...</text:span>) is used to expand an iterable (like an array or string) into individual elements. It can also be used to spread the properties of an object.</text:p>
        </text:list-item>
        <text:list-item>
          <text:p text:style-name="P2"><text:span text:style-name="Strong_20_Emphasis">Rest Operator</text:span>: The rest operator (<text:span text:style-name="Source_20_Text">...</text:span>) is used to collect multiple elements into a single array or object. It is often used in function parameter lists and destructuring assignments.</text:p>
        </text:list-item>
      </text:list>
      <text:p text:style-name="Text_20_body"/>
      <text:h text:style-name="Heading_20_4" text:outline-level="4">Spread Operator</text:h>
      <text:p text:style-name="Text_20_body">The spread operator allows an iterable such as an array or string to be expanded in places where zero or more arguments (for function calls) or elements <text:s/>are expected, or to be expanded in places where zero or more key-value pairs are expected.</text:p>
      <text:p text:style-name="Text_20_body"/>
      <text:p text:style-name="Text_20_body">Examples:-</text:p>
      <text:p text:style-name="Text_20_body">1.<text:span text:style-name="Strong_20_Emphasis">Array Expansion:-</text:span></text:p>
      <text:p text:style-name="Text_20_body">const arr1 = [1, 2, 3];</text:p>
      <text:p text:style-name="Text_20_body">const arr2 = [4, 5, 6];</text:p>
      <text:p text:style-name="Text_20_body">const combined = [...arr1, ...arr2];</text:p>
      <text:p text:style-name="Text_20_body">console.log(combined); // [1, 2, 3, 4, 5, 6]</text:p>
      <text:p text:style-name="Text_20_body"/>
      <text:p text:style-name="Text_20_body"><text:span text:style-name="Strong_20_Emphasis">2.Function Arguments:-</text:span></text:p>
      <text:p text:style-name="Text_20_body"><text:span text:style-name="Strong_20_Emphasis"><text:span text:style-name="T1">const numbers = [1, 2, 3];</text:span></text:span></text:p>
      <text:p text:style-name="Text_20_body"><text:span text:style-name="Strong_20_Emphasis"><text:span text:style-name="T1">const add = (a, b, c) =&gt; a + b + c;</text:span></text:span></text:p>
      <text:p text:style-name="Text_20_body"><text:span text:style-name="Strong_20_Emphasis"><text:span text:style-name="T1">console.log(add(...numbers)); // 6</text:span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>3.</text:span></text:span><text:span text:style-name="Strong_20_Emphasis">Object Expansion</text:span></text:p>
      <text:p text:style-name="Text_20_body"><text:span text:style-name="Strong_20_Emphasis"/></text:p>
      <text:p text:style-name="Text_20_body"><text:span text:style-name="Strong_20_Emphasis">const obj1 = { a: 1, b: 2 };</text:span></text:p>
      <text:p text:style-name="Text_20_body"><text:span text:style-name="Strong_20_Emphasis">const obj2 = { c: 3, d: 4 };</text:span></text:p>
      <text:p text:style-name="Text_20_body"><text:span text:style-name="Strong_20_Emphasis">const combined = { ...obj1, ...obj2 };</text:span></text:p>
      <text:p text:style-name="Text_20_body"><text:soft-page-break/><text:span text:style-name="Strong_20_Emphasis">console.log(combined); // { a: 1, b: 2, c: 3, d: 4 }</text:span></text:p>
      <text:p text:style-name="Text_20_body"><text:span text:style-name="Strong_20_Emphasis"><text:span text:style-name="T1"/></text:span></text:p>
      <text:p text:style-name="Text_20_body"/>
      <text:p text:style-name="Standard"><text:span text:style-name="Strong_20_Emphasis">Rest Operator</text:span>: The rest operator collects multiple elements into a single array or object. It's commonly used in function parameters and destructuring. For instance: </text:p>
      <text:p text:style-name="Standard"/>
      <text:p text:style-name="Text_20_body"><text:span text:style-name="Strong_20_Emphasis">1.Function Parameters</text:span></text:p>
      <text:p text:style-name="Standard"/>
      <text:p text:style-name="Standard">const sum = (...args) =&gt; {</text:p>
      <text:p text:style-name="Standard"><text:s text:c="2"/>return args.reduce((acc, val) =&gt; acc + val, 0);</text:p>
      <text:p text:style-name="Standard">};</text:p>
      <text:p text:style-name="Standard">console.log(sum(1, 2, 3, 4)); // 10</text:p>
      <text:p text:style-name="Standard"/>
      <text:p text:style-name="Standard">2. <text:span text:style-name="Strong_20_Emphasis">Array Destructuring</text:span></text:p>
      <text:p text:style-name="Standard"/>
      <text:p text:style-name="Standard">const [first, second, ...rest] = [1, 2, 3, 4, 5];</text:p>
      <text:p text:style-name="Standard">console.log(first); // 1</text:p>
      <text:p text:style-name="Standard">console.log(second); // 2</text:p>
      <text:p text:style-name="Standard">console.log(rest); // [3, 4, 5]</text:p>
      <text:p text:style-name="Standard"/>
      <text:p text:style-name="Standard">3. <text:span text:style-name="Strong_20_Emphasis">Object Destructuring</text:span></text:p>
      <text:p text:style-name="Standard"><text:span text:style-name="Strong_20_Emphasis"/></text:p>
      <text:p text:style-name="Standard">const { a, b, ...rest } = { a: 1, b: 2, c: 3, d: 4 };</text:p>
      <text:p text:style-name="Standard">console.log(a); // 1</text:p>
      <text:p text:style-name="Standard">console.log(b); // 2</text:p>
      <text:p text:style-name="Standard">console.log(rest); // { c: 3, d: 4 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3T22:37:57.44</meta:creation-date>
    <meta:generator>OpenOffice/4.1.7$Win32 OpenOffice.org_project/417m1$Build-9800</meta:generator>
    <meta:document-statistic meta:table-count="0" meta:image-count="0" meta:object-count="0" meta:page-count="2" meta:paragraph-count="39" meta:word-count="363" meta:character-count="2031"/>
    <dc:date>2024-07-23T23:09:05.64</dc:date>
    <dc:creator>vikash kapari</dc:creator>
    <meta:editing-duration>PT31M8S</meta:editing-duration>
    <meta:editing-cycles>1</meta:editing-cycles>
  </office:meta>
</office:document-meta>
</file>